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6cm" fo:min-width="7.093cm"/>
    </style:style>
    <style:style style:name="gr2" style:family="graphic" style:parent-style-name="standard">
      <style:graphic-properties draw:fill="none" draw:fill-color="#c0c0c0" draw:textarea-horizontal-align="center" draw:textarea-vertical-align="middle"/>
    </style:style>
    <style:style style:name="gr3" style:family="graphic" style:parent-style-name="standard">
      <style:graphic-properties draw:fill="none" draw:fill-color="#c0c0c0" draw:textarea-horizontal-align="center" draw:textarea-vertical-align="middle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4.553cm"/>
    </style:style>
    <style:style style:name="gr6" style:family="graphic" style:parent-style-name="standard">
      <style:graphic-properties draw:stroke="none" draw:fill="none" draw:fill-color="#ffffff" fo:min-height="0.96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7cm" fo:min-width="9.792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draw:fill="none" draw:fill-color="#ffffff" fo:min-height="1.165cm"/>
    </style:style>
    <style:style style:name="gr11" style:family="graphic" style:parent-style-name="standard">
      <style:graphic-properties draw:marker-end="Arrow" draw:marker-end-width="0.3cm" draw:textarea-horizontal-align="center" draw:textarea-vertical-align="top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fill="none" draw:fill-color="#c0c0c0" draw:textarea-horizontal-align="center" draw:textarea-vertical-align="middle" draw:fit-to-size="false"/>
    </style:style>
    <style:style style:name="gr14" style:family="graphic" style:parent-style-name="standard">
      <style:graphic-properties draw:marker-start="Arrow" draw:marker-end-width="0.3cm" draw:textarea-horizontal-align="center" draw:textarea-vertical-align="botto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Arial" style:font-family-generic="swiss" style:font-pitch="variable" fo:font-size="16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20pt" fo:font-weight="bold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20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  <style:text-properties fo:font-family="Arial" style:font-family-generic="swiss" style:font-pitch="variable" fo:font-size="16pt"/>
    </style:style>
    <style:style style:name="T1" style:family="text">
      <style:text-properties fo:font-family="Arial" style:font-family-generic="swiss" style:font-pitch="variable" fo:font-size="16pt" fo:font-weight="bold"/>
    </style:style>
    <style:style style:name="T2" style:family="text">
      <style:text-properties fo:font-family="Arial" style:font-family-generic="swiss" style:font-pitch="variable" fo:font-size="16pt" fo:font-weight="normal"/>
    </style:style>
    <style:style style:name="T3" style:family="text">
      <style:text-properties fo:font-family="Arial" style:font-family-generic="swiss" style:font-pitch="variable" fo:font-size="16pt"/>
    </style:style>
    <style:style style:name="T4" style:family="text">
      <style:text-properties fo:font-family="Arial" style:font-family-generic="swiss" style:font-pitch="variable" fo:font-size="20pt" fo:font-weight="bold"/>
    </style:style>
    <style:style style:name="T5" style:family="text">
      <style:text-properties fo:font-family="Arial" style:font-family-generic="swiss" style:font-pitch="variable"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7.093cm" svg:height="2.106cm" svg:x="14.175cm" svg:y="2.573cm">
          <draw:text-box>
            <text:p text:style-name="P1"><text:span text:style-name="T1"/></text:p>
            <text:p text:style-name="P1"><text:span text:style-name="T2">BootImage</text:span></text:p>
            <text:p text:style-name="P1"><text:span text:style-name="T1"/></text:p>
          </draw:text-box>
        </draw:frame>
        <draw:rect draw:style-name="gr2" draw:text-style-name="P3" draw:layer="layout" svg:width="7.478cm" svg:height="2.017cm" svg:x="13.863cm" svg:y="4.827cm">
          <text:p text:style-name="P1"><text:span text:style-name="T3">Disk will be partitionied, </text:span><text:span text:style-name="T3"><text:line-break/></text:span><text:span text:style-name="T3">formated and made bootable</text:span></text:p>
        </draw:rect>
        <draw:rect draw:style-name="gr3" draw:text-style-name="P3" draw:layer="layout" svg:width="7.467cm" svg:height="1.864cm" svg:x="13.822cm" svg:y="2.612cm">
          <text:p/>
        </draw:rect>
        <draw:rect draw:style-name="gr4" draw:text-style-name="P3" draw:layer="layout" svg:width="7.471cm" svg:height="2.497cm" svg:x="0cm" svg:y="5.406cm">
          <text:p text:style-name="P1"><text:span text:style-name="T3">opsiconfd</text:span><text:span text:style-name="T3"><text:line-break/></text:span><text:span text:style-name="T3"/></text:p>
        </draw:rect>
        <draw:frame draw:style-name="gr5" draw:text-style-name="P4" draw:layer="layout" svg:width="4.553cm" svg:height="0.848cm" svg:x="0.476cm" svg:y="0.127cm">
          <draw:text-box>
            <text:p text:style-name="P1"><text:span text:style-name="T4">depotserver</text:span></text:p>
          </draw:text-box>
        </draw:frame>
        <draw:frame draw:style-name="gr6" draw:text-style-name="P5" draw:layer="layout" svg:width="4.014cm" svg:height="0.965cm" svg:x="9.178cm" svg:y="3.047cm">
          <draw:text-box>
            <text:p text:style-name="P1"><text:span text:style-name="T5">dhcp-request </text:span></text:p>
          </draw:text-box>
        </draw:frame>
        <draw:frame draw:style-name="gr7" draw:text-style-name="P1" draw:layer="layout" svg:width="0.055cm" svg:height="0.954cm" svg:x="1.597cm" svg:y="12.35cm">
          <draw:text-box>
            <text:p/>
          </draw:text-box>
        </draw:frame>
        <draw:frame draw:style-name="gr8" draw:text-style-name="P4" draw:layer="layout" svg:width="9.792cm" svg:height="1.207cm" svg:x="13.92cm" svg:y="0.371cm">
          <draw:text-box>
            <text:p text:style-name="P1"><text:span text:style-name="T4">PC/Client </text:span></text:p>
          </draw:text-box>
        </draw:frame>
        <draw:line draw:style-name="gr9" draw:text-style-name="P3" draw:layer="layout" svg:x1="7.557cm" svg:y1="4.254cm" svg:x2="13.696cm" svg:y2="4.254cm">
          <text:p/>
        </draw:line>
        <draw:line draw:style-name="gr9" draw:text-style-name="P3" draw:layer="layout" svg:x1="13.748cm" svg:y1="3.877cm" svg:x2="7.534cm" svg:y2="3.85cm">
          <text:p/>
        </draw:line>
        <draw:line draw:style-name="gr9" draw:text-style-name="P3" draw:layer="layout" svg:x1="15.946cm" svg:y1="1.572cm" svg:x2="15.946cm" svg:y2="2.635cm">
          <text:p/>
        </draw:line>
        <draw:rect draw:style-name="gr2" draw:text-style-name="P3" draw:layer="layout" svg:width="7.478cm" svg:height="3.275cm" svg:x="13.853cm" svg:y="12.145cm">
          <text:p text:style-name="P1"><text:span text:style-name="T2">File for operating system </text:span></text:p>
          <text:p text:style-name="P1"><text:span text:style-name="T2">installation will be copy on</text:span></text:p>
          <text:p text:style-name="P1"><text:span text:style-name="T2">the disk and setup control</text:span></text:p>
          <text:p text:style-name="P1"><text:span text:style-name="T2">will be create</text:span></text:p>
        </draw:rect>
        <draw:rect draw:style-name="gr2" draw:text-style-name="P3" draw:layer="layout" svg:width="7.478cm" svg:height="2.673cm" svg:x="0cm" svg:y="10.115cm">
          <text:p text:style-name="P1"><text:span text:style-name="T2">Installation directory</text:span><text:span text:style-name="T2"><text:line-break/></text:span><text:span text:style-name="T2">(/opt/pcbin/install/winxppro)</text:span></text:p>
          <text:p text:style-name="P1"><text:span text:style-name="T2"/></text:p>
        </draw:rect>
        <draw:rect draw:style-name="gr2" draw:text-style-name="P3" draw:layer="layout" svg:width="7.478cm" svg:height="2.017cm" svg:x="13.825cm" svg:y="15.834cm">
          <text:p text:style-name="P1"><text:span text:style-name="T2"><text:s/></text:span><text:span text:style-name="T2">Reboot start the automatic</text:span></text:p>
          <text:p text:style-name="P1"><text:span text:style-name="T2">operating system</text:span></text:p>
          <text:p text:style-name="P1"><text:span text:style-name="T2">installation</text:span></text:p>
        </draw:rect>
        <draw:line draw:style-name="gr9" draw:text-style-name="P3" draw:layer="layout" svg:x1="13.863cm" svg:y1="6.55cm" svg:x2="7.513cm" svg:y2="6.55cm">
          <text:p/>
        </draw:line>
        <draw:frame draw:style-name="gr10" draw:text-style-name="P1" draw:layer="layout" svg:width="5.785cm" svg:height="1.165cm" svg:x="8.044cm" svg:y="6.04cm">
          <draw:text-box>
            <text:p text:style-name="P1"><text:span text:style-name="T5">opsi-webservice-request</text:span></text:p>
            <text:p text:style-name="P1"><text:span text:style-name="T5">for configuration data</text:span></text:p>
          </draw:text-box>
        </draw:frame>
        <draw:line draw:style-name="gr11" draw:text-style-name="P3" draw:layer="layout" svg:x1="7.442cm" svg:y1="12.52cm" svg:x2="13.933cm" svg:y2="12.52cm">
          <text:p text:style-name="P6"><text:span text:style-name="T3">copy</text:span></text:p>
        </draw:line>
        <draw:rect draw:style-name="gr12" draw:text-style-name="P7" draw:layer="layout" svg:width="7.479cm" svg:height="2.493cm" svg:x="0cm" svg:y="2.399cm">
          <text:p text:style-name="P6"><text:span text:style-name="T3">dhcp server provides </text:span><text:span text:style-name="T3"><text:line-break/></text:span><text:span text:style-name="T3">net configuration </text:span><text:span text:style-name="T3"><text:line-break/></text:span><text:span text:style-name="T3">and tftpserver</text:span></text:p>
        </draw:rect>
        <draw:rect draw:style-name="gr13" draw:text-style-name="P3" draw:layer="layout" svg:width="7.478cm" svg:height="4.282cm" svg:x="13.863cm" svg:y="7.128cm">
          <text:p text:style-name="P1"><text:span text:style-name="T3">Bootimage mount with </text:span></text:p>
          <text:p text:style-name="P1"><text:span text:style-name="T3">configuration information </text:span></text:p>
          <text:p text:style-name="P1"><text:span text:style-name="T3">the installation directory</text:span></text:p>
          <text:p text:style-name="P1"><text:span text:style-name="T3">and start the </text:span><text:span text:style-name="T3"><text:line-break/></text:span><text:span text:style-name="T3">installation script</text:span></text:p>
        </draw:rect>
        <draw:line draw:style-name="gr14" draw:text-style-name="P7" draw:layer="layout" svg:x1="7.443cm" svg:y1="10.42cm" svg:x2="13.934cm" svg:y2="10.42cm">
          <text:p text:style-name="P6"><text:span text:style-name="T3">mount</text:span></text:p>
        </draw:line>
        <draw:line draw:style-name="gr11" draw:text-style-name="P3" draw:layer="layout" svg:x1="7.443cm" svg:y1="10.82cm" svg:x2="13.934cm" svg:y2="10.82cm">
          <text:p text:style-name="P6"><text:span text:style-name="T3">copy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.698cm" fo:page-width="22.94cm" fo:page-height="18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etlef oertel</meta:initial-creator>
    <meta:creation-date>2011-06-17T16:45:04.70</meta:creation-date>
    <dc:date>2011-06-17T16:49:47.15</dc:date>
    <dc:creator>detlef oertel</dc:creator>
    <meta:editing-duration>PT4M42S</meta:editing-duration>
    <meta:editing-cycles>1</meta:editing-cycles>
    <meta:document-statistic meta:object-count="21"/>
    <meta:generator>LibreOffice/3.3$Win32 LibreOffice_project/330m19$Build-202</meta:generator>
  </office:meta>
</office:document-meta>
</file>